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55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8" table:default-cell-style-name="ce2"/>
        <table:table-row table:style-name="ro1">
          <table:table-cell office:value-type="string" calcext:value-type="string">
            <text:p>series</text:p>
          </table:table-cell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expansion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release_date</text:p>
          </table:table-cell>
          <table:table-cell table:style-name="ce1" office:value-type="string" calcext:value-type="string">
            <text:p>nr_female_leaders</text:p>
          </table:table-cell>
          <table:table-cell table:style-name="ce1" office:value-type="string" calcext:value-type="string">
            <text:p>nr_male_leaders</text:p>
          </table:table-cell>
          <table:table-cell table:style-name="ce1" office:value-type="string" calcext:value-type="string">
            <text:p>Quelle</text:p>
          </table:table-cell>
          <table:table-cell office:value-type="string" calcext:value-type="string">
            <text:p>commen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 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<text:span text:style-name="T1"><text:a xlink:href="https://ageofempires.fandom.com/wiki/Phoenicians" xlink:type="simple">https://ageofempires.fandom.com/wiki/Phoenicians</text:a></text:span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 </text:p>
          </table:table-cell>
          <table:table-cell table:style-name="ce1" office:value-type="string" calcext:value-type="string">
            <text:p>Rise of Rome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8-10-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a xlink:href="https://ageofempires.fandom.com/wiki/Palmyrans" xlink:type="simple">https://ageofempires.fandom.com/wiki/Palmyran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<text:a xlink:href="https://ageofempires.fandom.com/wiki/Vikings#AI_player_names" xlink:type="simple">https://ageofempires.fandom.com/wiki/Vikings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Conqueror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0-08-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<text:a xlink:href="https://ageofempires.fandom.com/wiki/Incas_(Age_of_Empires_II)#AI_player_names" xlink:type="simple">https://ageofempires.fandom.com/wiki/Incas_(Age_of_Empires_II)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Forgotten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3-11-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<text:a xlink:href="https://ageofempires.fandom.com/wiki/Slavs#AI_player_names" xlink:type="simple">https://ageofempires.fandom.com/wiki/Slavs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frican Kingdoms</text:p>
          </table:table-cell>
          <table:table-cell table:style-name="ce1" office:value-type="string" calcext:value-type="string">
            <text:p>African</text:p>
          </table:table-cell>
          <table:table-cell table:style-name="ce3" office:value-type="string" calcext:value-type="string">
            <text:p>2015-11-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<text:a xlink:href="https://ageofempires.fandom.com/wiki/Malians#AI_player_names" xlink:type="simple">https://ageofempires.fandom.com/wiki/Malians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Rise of the Rajas</text:p>
          </table:table-cell>
          <table:table-cell table:style-name="ce1" office:value-type="string" calcext:value-type="string">
            <text:p>Asian</text:p>
          </table:table-cell>
          <table:table-cell table:style-name="ce3" office:value-type="string" calcext:value-type="string">
            <text:p>2016-12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<text:a xlink:href="https://ageofempires.fandom.com/wiki/Vietnamese#AI_player_names" xlink:type="simple">https://ageofempires.fandom.com/wiki/Vietnamese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AoE I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5-10-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The Warchiefs</text:p>
          </table:table-cell>
          <table:table-cell table:style-name="ce1" office:value-type="string" calcext:value-type="string">
            <text:p>Native American</text:p>
          </table:table-cell>
          <table:table-cell table:style-name="ce3" office:value-type="string" calcext:value-type="string">
            <text:p>2006-10-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Asian Dynasties</text:p>
          </table:table-cell>
          <table:table-cell table:style-name="ce1" office:value-type="string" calcext:value-type="string">
            <text:p>Asian</text:p>
          </table:table-cell>
          <table:table-cell table:style-name="ce3" office:value-type="string" calcext:value-type="string">
            <text:p>2007-10-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</text:p>
          </table:table-cell>
          <table:table-cell table:style-name="ce1" office:value-type="string" calcext:value-type="string">
            <text:p>Civ 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1-09-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s://civilization.fandom.com/wiki/Category:Leaders_(Civ1)" xlink:type="simple">https://civilization.fandom.com/wiki/Category:Leaders_(Civ1)</text:a>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</text:p>
          </table:table-cell>
          <table:table-cell table:style-name="ce1" office:value-type="string" calcext:value-type="string">
            <text:p>Civ 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6-02-2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civilization.fandom.com/wiki/Leaders_(Civ2)" xlink:type="simple">https://civilization.fandom.com/wiki/Leaders_(Civ2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Civ I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1-10-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<text:a xlink:href="https://civilization.fandom.com/wiki/List_of_civilizations_in_Civ3" xlink:type="simple">https://civilization.fandom.com/wiki/List_of_civilizations_in_Civ3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Play the Worl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2-10-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a xlink:href="https://civilization.fandom.com/wiki/Civilization_III:_Play_the_World" xlink:type="simple">https://civilization.fandom.com/wiki/Civilization_III:_Play_the_World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Conquest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3-10-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a xlink:href="https://civilization.fandom.com/wiki/Civilization_III:_Conquests" xlink:type="simple">https://civilization.fandom.com/wiki/Civilization_III:_Conquest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Civ IV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5-01-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a xlink:href="https://civilization.fandom.com/wiki/Civilization_IV" xlink:type="simple">https://civilization.fandom.com/wiki/Civilization_IV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Warlord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6-07-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civilization.fandom.com/wiki/Civilization_IV:_Warlords" xlink:type="simple">https://civilization.fandom.com/wiki/Civilization_IV:_Warlords</text:a>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Beyond the Swor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7-07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a xlink:href="https://civilization.fandom.com/wiki/Civilization_IV:_Beyond_the_Sword" xlink:type="simple">https://civilization.fandom.com/wiki/Civilization_IV:_Beyond_the_Sword</text:a></text:p>
          </table:table-cell>
          <table:table-cell table:style-name="ce1" office:value-type="string" calcext:value-type="string">
            <text:p>10 new civs and 6 new leaders for old civ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Civ V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0-09-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Brave New Worl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3-07-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Gods &amp; King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2-06-1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Civ V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6-10-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<text:a xlink:href="https://civilization.fandom.com/wiki/Civilizations_(Civ6)" xlink:type="simple">https://civilization.fandom.com/wiki/Civilizations_(Civ6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Rise and Fal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8-02-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civilization.fandom.com/wiki/Civilizations_(Civ6)" xlink:type="simple">https://civilization.fandom.com/wiki/Civilizations_(Civ6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Gathering Storm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9-02-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civilization.fandom.com/wiki/Civilizations_(Civ6)" xlink:type="simple">https://civilization.fandom.com/wiki/Civilizations_(Civ6)</text:a></text:p>
          </table:table-cell>
          <table:table-cell table:number-columns-repeated="21"/>
        </table:table-row>
        <table:table-row table:style-name="ro4" table:number-rows-repeated="937">
          <table:table-cell table:number-columns-repeated="29"/>
        </table:table-row>
        <table:table-row table:style-name="ro4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16:18:26.3846226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9:10:24.784270153</meta:creation-date>
    <dc:date>2020-10-15T16:27:05.692765101</dc:date>
    <meta:editing-duration>PT31M32S</meta:editing-duration>
    <meta:editing-cycles>4</meta:editing-cycles>
    <meta:generator>LibreOffice/6.0.7.3$Linux_X86_64 LibreOffice_project/00m0$Build-3</meta:generator>
    <meta:document-statistic meta:table-count="1" meta:cell-count="209" meta:object-count="0"/>
  </office:meta>
</office:document-meta>
</file>